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1a4" officeooo:paragraph-rsid="000a91a4"/>
    </style:style>
    <style:style style:name="P2" style:family="paragraph" style:parent-style-name="Standard">
      <style:text-properties officeooo:rsid="000bf8b3" officeooo:paragraph-rsid="000bf8b3"/>
    </style:style>
    <style:style style:name="P3" style:family="paragraph" style:parent-style-name="Standard">
      <style:text-properties officeooo:rsid="000c45b2" officeooo:paragraph-rsid="000c45b2"/>
    </style:style>
    <style:style style:name="P4" style:family="paragraph" style:parent-style-name="Standard">
      <style:text-properties officeooo:rsid="000e5fef" officeooo:paragraph-rsid="000e5fef"/>
    </style:style>
    <style:style style:name="P5" style:family="paragraph" style:parent-style-name="Standard">
      <style:text-properties officeooo:rsid="00108ea7" officeooo:paragraph-rsid="00108ea7"/>
    </style:style>
    <style:style style:name="P6" style:family="paragraph" style:parent-style-name="Standard">
      <style:text-properties officeooo:rsid="0011fffa" officeooo:paragraph-rsid="0011fffa"/>
    </style:style>
    <style:style style:name="T1" style:family="text">
      <style:text-properties officeooo:rsid="000bf42b"/>
    </style:style>
    <style:style style:name="T2" style:family="text">
      <style:text-properties officeooo:rsid="000c45b2"/>
    </style:style>
    <style:style style:name="T3" style:family="text">
      <style:text-properties officeooo:rsid="000de057"/>
    </style:style>
    <style:style style:name="T4" style:family="text">
      <style:text-properties officeooo:rsid="001050f8"/>
    </style:style>
    <style:style style:name="T5" style:family="text">
      <style:text-properties officeooo:rsid="00108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seigne pas doctrine préocupe pas de rendre homme meilleur </text:p>
      <text:p text:style-name="P1">connaitrer cérémonie est important pour rendre <text:span text:style-name="T1">les dieux favorables</text:span></text:p>
      <text:p text:style-name="P2">il y a beaucoup de dieux (porte ,des gonds ,dans le seuil<text:span text:style-name="T2">)</text:span></text:p>
      <text:p text:style-name="P3">chacun a un dieu protecteur ange gardin </text:p>
      <text:p text:style-name="P3">différents dieu qui accompagne les hommes a franchir la porte ,a boire ,a manger</text:p>
      <text:p text:style-name="P3">toujours un rituel unique pour appeler un dieu (faire dees pirouettes, craché 12 fois puis) faire svrifice (fruit aclool gateaux ou animaux mort)</text:p>
      <text:p text:style-name="P3">dieux envoient des signe<text:span text:style-name="T3">s auspice qui sont des reonse aux questions des hommes et les présages qui sont des signes </text:span></text:p>
      <text:p text:style-name="P4">semb<text:span text:style-name="T4">labele a système grècques il y a religion d’état et domestiqu</text:span><text:span text:style-name="T5">r</text:span><text:span text:style-name="T4">e</text:span></text:p>
      <text:p text:style-name="P5">Religion Domestique</text:p>
      <text:p text:style-name="P6">les dieux important sont les ancêtre (dieux Mâne =bon)</text:p>
      <text:p text:style-name="P6">si ils sont négligés venait torturer 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08:53:20.996903425</meta:creation-date>
    <dc:date>2021-11-20T16:57:31.973493075</dc:date>
    <meta:editing-duration>PT1H9M35S</meta:editing-duration>
    <meta:editing-cycles>1</meta:editing-cycles>
    <meta:document-statistic meta:table-count="0" meta:image-count="0" meta:object-count="0" meta:page-count="1" meta:paragraph-count="11" meta:word-count="123" meta:character-count="745" meta:non-whitespace-character-count="630"/>
    <meta:generator>LibreOffice/6.4.7.2$Linux_X86_64 LibreOffice_project/40$Build-2</meta:generator>
  </office:meta>
</office:document-meta>
</file>